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mener Str. 12c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mener Straße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dbergblick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Dorfstraße 1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ppoldiswalder Straß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bauring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weg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gel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histaer Straße 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platz 13 /Amalie-Dietrich-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uppener Str. 11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2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Pirna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hlener Straße 6 /Artthur-Thierman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ippoldiswald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ring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Kaufland) link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Rabenau, 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ilchental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Tilke 1 /Höck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ker Str. 129 /Bergerschacht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14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aße 1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alhausen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leinen Ternickel 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schoner Ring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straße 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hof Kaufbach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Wilsdruf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fstraße 20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